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4782.741435" calcext:value-type="float">
            <text:p>4782.741435</text:p>
          </table:table-cell>
          <table:table-cell table:style-name="Default" table:formula="of:=[.H2]/24/365" office:value-type="float" office:value="0.545975049657534" calcext:value-type="float">
            <text:p>0.545975049657534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5:52:34.31782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2T15:57:36.682690933</dc:date>
    <meta:editing-duration>P5DT3H17M51S</meta:editing-duration>
    <meta:editing-cycles>152</meta:editing-cycles>
    <meta:document-statistic meta:table-count="1" meta:cell-count="1293" meta:object-count="0"/>
  </office:meta>
</office:document-meta>
</file>